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6.874cm" svg:y="0.551cm">
            <draw:object draw:notify-on-update-of-ranges="Лист1.C2:Лист1.C8 Лист1.B2:Лист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.110085">
            <text:p>1,110085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.491904">
            <text:p>1,491904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.617049">
            <text:p>1,617049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.086093">
            <text:p>2,086093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.036286">
            <text:p>2,036286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2.947448">
            <text:p>2,947448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.090883">
            <text:p>3,090883</text:p>
          </table:table-cell>
        </table:table-row>
      </table:table>
      <table:table table:name="Лист2" table:style-name="ta1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 </meta:initial-creator>
    <meta:creation-date>2014-12-20T12:12:06</meta:creation-date>
    <dc:date>2014-12-21T18:01:57</dc:date>
    <dc:creator>wei </dc:creator>
    <meta:editing-duration>P1DT5H34M41S</meta:editing-duration>
    <meta:editing-cycles>1</meta:editing-cycles>
    <meta:document-statistic meta:table-count="3" meta:cell-count="14" meta:object-count="1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2cm" svg:y="4.201cm" style:legend-expansion="high" chart:style-name="ch2"/>
        <chart:plot-area chart:style-name="ch3" table:cell-range-address="Лист1.B2:Лист1.C8" svg:x="0.77cm" svg:y="0.855cm" svg:width="11.553cm" svg:height="7.545cm">
          <chartooo:coordinate-region svg:x="1.497cm" svg:y="1.055cm" svg:width="10.639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2:Лист1.C8" chart:class="chart:scatter">
            <chart:domain table:cell-range-address="Лист1.B2:Лист1.B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Лист1.B2:Лист1.B8</svg:desc>
                </draw:g>
              </table:table-cell>
              <table:table-cell office:value-type="float" office:value="1.110085">
                <text:p>1.110085</text:p>
                <draw:g>
                  <svg:desc>Лист1.C2:Лист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.491904">
                <text:p>1.491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.617049">
                <text:p>1.617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.086093">
                <text:p>2.086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.036286">
                <text:p>2.036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.947448">
                <text:p>2.947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.090883">
                <text:p>3.0908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